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position="0% 100%"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fo:font-weight="normal" fo:background-color="#fffff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fo:font-weight="bold" fo:background-color="#ffffff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text-position="0% 100%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normal" fo:background-color="#fffff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fo:background-color="#ffffff" style:font-style-asian="italic" style:font-weight-asian="normal" style:font-style-complex="italic" style:font-weight-complex="normal"/>
    </style:style>
    <style:style style:name="T4" style:family="text">
      <style:text-properties fo:font-style="italic" fo:background-color="#ffff00" style:font-style-asian="italic" style:font-style-complex="italic"/>
    </style:style>
    <style:style style:name="T5" style:family="text">
      <style:text-properties fo:font-style="italic" fo:background-color="#fffff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fo:background-color="#ffff00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fo:background-color="#66ff99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fo:background-color="#ffffff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position="0% 100%" fo:font-style="normal" fo:font-weight="bold" fo:background-color="#ffffff" style:font-style-asian="normal" style:font-weight-asian="bold" style:font-style-complex="normal" style:font-weight-complex="bold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0% 100%" fo:font-style="normal" fo:background-color="#ffff00" style:font-style-asian="normal" style:font-style-complex="normal"/>
    </style:style>
    <style:style style:name="T2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background-color="#ffff00"/>
    </style:style>
    <style:style style:name="T25" style:family="text">
      <style:text-properties fo:font-variant="normal" fo:text-transform="none" fo:color="#000000" style:text-position="0% 100%" style:font-name="Courier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position="0% 100%" style:font-name="Courier" fo:font-size="10pt" fo:letter-spacing="normal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letter-spacing="normal"/>
    </style:style>
    <style:style style:name="T28" style:family="text">
      <style:text-properties fo:background-color="#ffffff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fo:background-color="#ffffff" style:font-weight-asian="normal" style:font-weight-complex="normal"/>
    </style:style>
    <style:style style:name="T31" style:family="text">
      <style:text-properties fo:font-weight="normal" fo:background-color="#ffff00" style:font-weight-asian="normal" style:font-weight-complex="normal"/>
    </style:style>
    <style:style style:name="T32" style:family="text">
      <style:text-properties fo:font-weight="normal" fo:background-color="#66ff99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fo:background-color="#ffffff" style:font-weight-asian="bold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background-color="#ffffff"/>
    </style:style>
    <style:style style:name="T38" style:family="text">
      <style:text-properties fo:background-color="#66ff99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color="#000000" fo:background-color="#ffff00"/>
    </style:style>
    <style:style style:name="T41" style:family="text">
      <style:text-properties fo:color="#000000" fo:font-style="italic" fo:background-color="#ffff00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2">Non-meta-heuristic (not stochastic)</text:span><text:span text:style-name="T36">:</text:span></text:p>
      <text:p text:style-name="Standard"><text:span text:style-name="T39"><text:tab/></text:span><text:span text:style-name="T40">Gradient ascent:</text:span><text:span text:style-name="T1">Needs gradient.Far faster if you can cheaply compute gradient.</text:span></text:p>
      <text:p text:style-name="Standard"><text:span text:style-name="T1"><text:tab/></text:span><text:span text:style-name="T41">Conjagute gradient:</text:span> <text:span text:style-name="T1">significantly better.</text:span></text:p>
      <text:p text:style-name="Standard"><text:tab/><text:span text:style-name="T4">Newtons method</text:span><text:span text:style-name="T24">:</text:span><text:span text:style-name="T1">Needs gradient and the inverse of the second derivative. </text:span></text:p>
      <text:p text:style-name="P7"><text:tab/><text:tab/><text:tab/> <text:s text:c="3"/>Lightning fast if by a miracle you can do this quickly and not too nonlinear.</text:p>
      <text:p text:style-name="P6">Independent-agent meta-heuristics, general principles:</text:p>
      <text:p text:style-name="P7"><text:tab/>A “good” sim in a pop does NOT affect how other good sims are tweaked</text:p>
      <text:p text:style-name="Standard"><text:tab/><text:span text:style-name="T24">Levy flight</text:span> stepping/<text:span text:style-name="T11">Iterated local search</text:span>.</text:p>
      <text:p text:style-name="Standard"><text:tab/><text:tab/><text:span text:style-name="T1">Small chance/timeout of jumping far.</text:span></text:p>
      <text:p text:style-name="Standard"><text:tab/><text:span text:style-name="T24">Simulated annealing</text:span></text:p>
      <text:p text:style-name="Standard"><text:tab/><text:tab/><text:span text:style-name="T1">Themodynamical jumps (fitness = energy scaled by some temperature). </text:span></text:p>
      <text:p text:style-name="Standard"><text:tab/><text:span text:style-name="T24">Tabu search</text:span></text:p>
      <text:p text:style-name="Standard"><text:tab/><text:tab/><text:span text:style-name="T1">Only put successful candidates on the tabu list</text:span><text:span text:style-name="T6">.</text:span><text:tab/></text:p>
      <text:p text:style-name="Standard"><text:span text:style-name="T36">Evolutionary algorithms, general principles</text:span>: <text:span text:style-name="T1">A “good” sim affects how other good sims are tweaked</text:span></text:p>
      <text:p text:style-name="Standard"><text:span text:style-name="T1"><text:tab/></text:span><text:span text:style-name="T7">Initialization: </text:span><text:span text:style-name="T8">Make sure no two are the same. Bias the sample if there is a prior, etc.</text:span></text:p>
      <text:p text:style-name="Standard"><text:span text:style-name="T8"><text:tab/></text:span><text:span text:style-name="T7">Expression: </text:span><text:span text:style-name="T14">[</text:span><text:span text:style-name="T16">challenging but vital; the brain has # neurons &gt;&gt; genome</text:span><text:span text:style-name="T14">].</text:span></text:p>
      <text:p text:style-name="Standard"><text:span text:style-name="T8"><text:tab/> <text:s text:c="4"/>Naive way. Genotype =&gt; phenotype (</text:span><text:span text:style-name="T15">developmental encoding),</text:span><text:span text:style-name="T8"> with nn's, etc</text:span></text:p>
      <text:p text:style-name="Standard"><text:span text:style-name="T8"><text:tab/></text:span><text:span text:style-name="T7">Selection/Fitness:</text:span></text:p>
      <text:p text:style-name="Standard"><text:span text:style-name="T8"><text:tab/><text:tab/>Who lives: Top x% (</text:span><text:span text:style-name="T9">truncation)</text:span><text:span text:style-name="T8">. Proportional. Top x% + random (“</text:span><text:span text:style-name="T9">SUS</text:span><text:span text:style-name="T8">”, I think).</text:span></text:p>
      <text:p text:style-name="P1"><text:tab/><text:tab/>Include the parents or older individuals? </text:p>
      <text:p text:style-name="Standard"><text:span text:style-name="T8"><text:tab/><text:tab/></text:span><text:span text:style-name="T9">Tournament</text:span><text:span text:style-name="T8"> face-off [</text:span><text:span text:style-name="T10">seems not ideal but is most popular b/c it's simple</text:span><text:span text:style-name="T8">].</text:span></text:p>
      <text:p text:style-name="Standard"><text:span text:style-name="T8"><text:tab/><text:tab/></text:span><text:span text:style-name="T9">Elitism</text:span><text:span text:style-name="T8">: The very top are directly injected w/o recombination.</text:span></text:p>
      <text:p text:style-name="Standard"><text:span text:style-name="T8"><text:tab/><text:tab/>Avoid </text:span><text:span text:style-name="T9">loss-of-gradient</text:span><text:span text:style-name="T8">, where the genes stop mattering for some reason.</text:span></text:p>
      <text:p text:style-name="Standard"><text:span text:style-name="T8"><text:tab/> </text:span><text:span text:style-name="T7">Selection/Diversity:</text:span></text:p>
      <text:p text:style-name="Standard"><text:tab/><text:tab/><text:span text:style-name="T9">Metrics</text:span><text:span text:style-name="T8"> for distance in vectors, Strings, Trees, etc. Genotype or phenotype?</text:span></text:p>
      <text:p text:style-name="Standard"><text:span text:style-name="T8"><text:tab/><text:tab/></text:span><text:span text:style-name="T9">Fitness Sharing</text:span><text:span text:style-name="T8">: Reduce fitness for being similar to others. </text:span></text:p>
      <text:p text:style-name="P1"><text:tab/><text:tab/><text:tab/> <text:s text:c="14"/>Split the “points” among however many solve a given problem </text:p>
      <text:p text:style-name="Standard"><text:span text:style-name="T8"><text:s text:c="24"/></text:span><text:span text:style-name="T9">Crowding</text:span><text:span text:style-name="T8">: More likely to be replaced by a fitter sim if more similar to others.</text:span></text:p>
      <text:p text:style-name="Standard"><text:span text:style-name="T8"><text:tab/><text:tab/></text:span><text:span text:style-name="T9">Deterministic crowding</text:span><text:span text:style-name="T8">: Children replace the most similar parent if they're better.</text:span></text:p>
      <text:p text:style-name="Standard"><text:span text:style-name="T8"><text:tab/><text:tab/></text:span><text:span text:style-name="T9">Niching</text:span><text:span text:style-name="T8">. <text:tab/><text:tab/><text:tab/></text:span></text:p>
      <text:p text:style-name="Standard"><text:span text:style-name="T8"><text:tab/></text:span><text:span text:style-name="T7">Mutation:</text:span></text:p>
      <text:p text:style-name="Standard"><text:span text:style-name="T7"><text:tab/><text:tab/></text:span><text:span text:style-name="T8">Diversity: extra noise. Random restarts. Less intense selection. Inter-island recomb.</text:span></text:p>
      <text:p text:style-name="Standard"><text:span text:style-name="T7"><text:tab/><text:tab/></text:span><text:span text:style-name="T8">Same random-generation/tweak ideas as hill-climbing and...</text:span></text:p>
      <text:p text:style-name="P1"><text:tab/><text:tab/>Make it adaptive (part of the genome)? </text:p>
      <text:p text:style-name="P1"><text:tab/><text:tab/>One-fifth rule (adjust so that 1/5 children are better).</text:p>
      <text:p text:style-name="Standard"><text:span text:style-name="T8"><text:tab/><text:tab/></text:span><text:span text:style-name="T9">Differential evo</text:span><text:span text:style-name="T8">: Two random individuals to set the yard-stick for mutation on a third.</text:span></text:p>
      <text:p text:style-name="Standard"><text:span text:style-name="T8"><text:tab/><text:tab/></text:span><text:span text:style-name="T9">Particle swarm</text:span><text:span text:style-name="T8">: Flock to the popular guy, no selection </text:span><text:span text:style-name="T2">per-se.</text:span></text:p>
      <text:p text:style-name="Standard"><text:span text:style-name="T2"><text:tab/><text:tab/></text:span><text:span text:style-name="T8">Point vs larger scale. [Larger-scales with care are one place that seems ill-explored].</text:span></text:p>
      <text:p text:style-name="Standard"><text:span text:style-name="T8"><text:tab/></text:span><text:span text:style-name="T7">Recombination:</text:span></text:p>
      <text:p text:style-name="Standard"><text:span text:style-name="T8"><text:tab/><text:tab/></text:span><text:span text:style-name="T9">One point/two point</text:span><text:span text:style-name="T8">: large pieces of the genome cross; causing </text:span><text:span text:style-name="T9">linkage</text:span><text:span text:style-name="T8">.</text:span></text:p>
      <text:p text:style-name="P1"><text:tab/><text:tab/>Uniform: point-wise genome.</text:p>
      <text:p text:style-name="P1"><text:tab/><text:tab/>Either/or, 50%-blend-each-point, or random-blending possibly with overshooting. <text:s/></text:p>
      <text:p text:style-name="P1"><text:tab/><text:tab/># of parents (usually 2).</text:p>
      <text:p text:style-name="Standard"><text:span text:style-name="T8"><text:tab/></text:span><text:span text:style-name="T7">Generation structure:</text:span></text:p>
      <text:p text:style-name="Standard"><text:span text:style-name="T7"><text:tab/><text:tab/></text:span><text:span text:style-name="T8">Global generation sync “traditional”.</text:span></text:p>
      <text:p text:style-name="Standard"><text:span text:style-name="T8"><text:tab/><text:tab/>Fractions of the population “</text:span><text:span text:style-name="T9">generation</text:span><text:span text:style-name="T8"> </text:span><text:span text:style-name="T9">Gap</text:span><text:span text:style-name="T8">”.</text:span></text:p>
      <text:p text:style-name="Standard"><text:span text:style-name="T13"><text:tab/><text:tab/></text:span><text:span text:style-name="T14">Individuals “</text:span><text:span text:style-name="T15">steady-state</text:span><text:span text:style-name="T14">”.</text:span></text:p>
      <text:p text:style-name="Standard"><text:span text:style-name="T14"><text:tab/><text:tab/>Nested?: individuals can improve themselves a bit (</text:span><text:span text:style-name="T15">Lamarkian</text:span><text:span text:style-name="T14">).</text:span></text:p>
      <text:p text:style-name="P2"><text:tab/><text:tab/>Meta-evolution et al: endless fun and CPU drain.</text:p>
      <text:p text:style-name="P3"><text:soft-page-break/><text:span text:style-name="T35">Evolutionary algorithms, more complex problems</text:span>: </text:p>
      <text:p text:style-name="P3">Best practices:</text:p>
      <text:p text:style-name="P3"><text:tab/><text:span text:style-name="T29">Look out for:</text:span></text:p>
      <text:p text:style-name="P2"><text:tab/><text:tab/>bad random number generator code!</text:p>
      <text:p text:style-name="P2"><text:tab/><text:tab/>Overblown claims (as always).</text:p>
      <text:p text:style-name="P2"><text:tab/><text:tab/>Bad statistical tests (rank-sum is a good test that makes few assumptions).</text:p>
      <text:p text:style-name="P2"><text:tab/>Provide code, it just makes our projects more believable.</text:p>
      <text:p text:style-name="P2"><text:tab/>Random seeds allow exact duplication of results.</text:p>
      <text:p text:style-name="P3">Parallelization:</text:p>
      <text:p text:style-name="P2"><text:tab/>CPU is easiest.</text:p>
      <text:p text:style-name="Standard"><text:span text:style-name="T14"><text:tab/><text:tab/>Just use </text:span><text:span text:style-name="T15">parfor</text:span><text:span text:style-name="T14">, </text:span><text:span text:style-name="T15">pmap</text:span><text:span text:style-name="T14">, or</text:span></text:p>
      <text:p text:style-name="Standard"><text:span text:style-name="T14"><text:tab/><text:tab/><text:tab/></text:span><text:span text:style-name="T25">from </text:span><text:span text:style-name="T26">joblib</text:span><text:span text:style-name="T25"> import </text:span><text:span text:style-name="T26">Parallel, delayed</text:span></text:p>
      <text:p text:style-name="P4"><text:tab/><text:tab/><text:tab/><text:span text:style-name="T27">Parallel(n_jobs=2)(delayed(sqrt)(i ** 2) for i in range(10))</text:span></text:p>
      <text:p text:style-name="Standard"><text:span text:style-name="T14"><text:tab/>GPU is harder, </text:span><text:span text:style-name="T15">embarrassingly parallel</text:span><text:span text:style-name="T14"> no longer trivial, </text:span><text:span text:style-name="T15">GPU = vector processor</text:span></text:p>
      <text:p text:style-name="P2"><text:tab/>Clusters are also harder, network speed/latency is a concern.</text:p>
      <text:p text:style-name="Standard"><text:span text:style-name="T14"><text:tab/>Break it up into population </text:span><text:span text:style-name="T15">island</text:span><text:span text:style-name="T14"> which are independent except that they occasionally faceoff.</text:span></text:p>
      <text:p text:style-name="P2"><text:tab/><text:tab/>Several topologies: toroidal, one-way, fully-connected.</text:p>
      <text:p text:style-name="Standard"><text:span text:style-name="T14"><text:tab/></text:span><text:span text:style-name="T15">Master-slaves</text:span><text:span text:style-name="T14">: slave machines assess the fitness of individuals from master machines.</text:span></text:p>
      <text:p text:style-name="P2"><text:tab/><text:tab/>Slaves can tweak individuals slightly, which takes time, if bandwidth is an issue.</text:p>
      <text:p text:style-name="P2"><text:tab/>Steady-state evo algorithms = no need to wait for everyone to finish.</text:p>
      <text:p text:style-name="P2"/>
      <text:p text:style-name="P3">Coevolution:</text:p>
      <text:p text:style-name="P2"><text:tab/><text:span text:style-name="T33">Selection/Fitness</text:span>:</text:p>
      <text:p text:style-name="Standard"><text:span text:style-name="T14"><text:tab/><text:tab/>No absolute fitness scales (</text:span><text:span text:style-name="T15">internal</text:span><text:span text:style-name="T14"> = selection process. </text:span><text:span text:style-name="T15">External</text:span><text:span text:style-name="T14"> = our own absolute).</text:span></text:p>
      <text:p text:style-name="P2"><text:tab/><text:tab/>Non-transitive strategies.</text:p>
      <text:p text:style-name="P2"><text:tab/><text:tab/>Average win% against k random peers.</text:p>
      <text:p text:style-name="P2"><text:tab/><text:tab/>Tournament: how far you get, good b/c better individuals get more tests.</text:p>
      <text:p text:style-name="Standard"><text:span text:style-name="T14"><text:tab/></text:span><text:span text:style-name="T15">1 population competitive</text:span><text:span text:style-name="T14">: individuals fight </text:span><text:span text:style-name="T22">each</text:span><text:span text:style-name="T14">-other. Competitive leads to </text:span><text:span text:style-name="T15">arms-race</text:span><text:span text:style-name="T14">s.</text:span></text:p>
      <text:p text:style-name="P2"><text:tab/><text:tab/>You learn the best when playing people at your level.</text:p>
      <text:p text:style-name="P2"><text:tab/><text:tab/>Test agains the previous generation's fittest individuals?</text:p>
      <text:p text:style-name="Standard"><text:span text:style-name="T14"><text:tab/></text:span><text:span text:style-name="T15">2 population competitive</text:span><text:span text:style-name="T14">: individuals fight </text:span><text:span text:style-name="T22">the</text:span><text:span text:style-name="T14">-other <text:s/>(the other population's individuals).</text:span></text:p>
      <text:p text:style-name="P2"><text:tab/><text:tab/>“Problem” and “solution” populations, sequential vs parallel timing of when each breeds</text:p>
      <text:p text:style-name="P2"><text:tab/><text:tab/>Test agains the previous generation's fittest individuals?</text:p>
      <text:p text:style-name="P2"><text:tab/><text:tab/>Slow down the evolution of a pop if it is winning too much.</text:p>
      <text:p text:style-name="Standard"><text:span text:style-name="T14"><text:tab/></text:span><text:span text:style-name="T15">N population cooperative:</text:span> How well do they play on a team, <text:span text:style-name="T24">joint fitness</text:span>.</text:p>
      <text:p text:style-name="Standard"><text:tab/><text:tab/>N populations breeding in parallel, teams assembled by picking one from each.</text:p>
      <text:p text:style-name="Standard"><text:tab/><text:tab/><text:tab/>Each population can play a specialized role: golies, fullbacks, etc.</text:p>
      <text:p text:style-name="Standard"><text:tab/><text:tab/><text:span text:style-name="T24">Laziness</text:span>: some pops are so good other pops' genes don't matter.</text:p>
      <text:p text:style-name="P2"><text:tab/><text:tab/><text:tab/>Give partial credit for good attempts.</text:p>
      <text:p text:style-name="P2"><text:tab/><text:tab/><text:tab/>Handicap the better populations.</text:p>
      <text:p text:style-name="P2"><text:tab/><text:tab/><text:span text:style-name="T24">Relative overgeneralization</text:span>: Too many Jack of all trades. </text:p>
      <text:p text:style-name="P2"><text:tab/><text:tab/><text:tab/>Look at maximum over many tests to tease out key collaborations.</text:p>
      <text:p text:style-name="P2"><text:tab/><text:tab/><text:tab/><text:span text:style-name="T24">iCCEA</text:span>: archive these collaborations, reduces # of tests needed.</text:p>
      <text:p text:style-name="P2"><text:tab/><text:tab/><text:span text:style-name="T24">Mis-coordination</text:span>: They play well, but not with eachother.</text:p>
      <text:p text:style-name="P3"/>
      <text:p text:style-name="P3"/>
      <text:p text:style-name="P3"/>
      <text:p text:style-name="P3"/>
      <text:p text:style-name="P3"/>
      <text:p text:style-name="P3"><text:soft-page-break/>Multi-objective: <text:span text:style-name="T2">What shape is the optimal front?</text:span><text:span text:style-name="T29"> </text:span><text:span text:style-name="T2">Not done directly by Nature.</text:span></text:p>
      <text:p text:style-name="P3"><text:tab/>Selection/Fitness<text:span text:style-name="T29">:</text:span></text:p>
      <text:p text:style-name="P3"><text:span text:style-name="T29"><text:tab/><text:tab/></text:span><text:span text:style-name="T30">Linear combination fitness. Simple but naive.</text:span></text:p>
      <text:p text:style-name="P2"><text:tab/><text:tab/><text:span text:style-name="T24">Pareto front</text:span>: individuals that are best for at least one weighted sum of the objectives.</text:p>
      <text:p text:style-name="P2"><text:tab/><text:tab/><text:span text:style-name="T24">Pareto dominate:</text:span><text:span text:style-name="T28"> No worse an any objective and better in at least one; No tradeoff</text:span></text:p>
      <text:p text:style-name="P2"><text:tab/><text:tab/><text:span text:style-name="T24">Non dominate:</text:span><text:span text:style-name="T28"> Every other sim has at least one tradeoff.</text:span></text:p>
      <text:p text:style-name="P10"><text:tab/><text:tab/>Pairwise face-offs/tournaments:</text:p>
      <text:p text:style-name="P10"><text:tab/><text:tab/><text:tab/>Random objective to play against.</text:p>
      <text:p text:style-name="P10"><text:tab/><text:tab/><text:tab/>Better at more objectives.</text:p>
      <text:p text:style-name="P10"><text:tab/><text:tab/><text:tab/>The winner pareto dominates the other, otherwise its a draw.</text:p>
      <text:p text:style-name="P2"><text:span text:style-name="T28"><text:tab/><text:tab/></text:span><text:span text:style-name="T24">Non-dominated sorting</text:span><text:span text:style-name="T28">:</text:span></text:p>
      <text:p text:style-name="P10"><text:tab/><text:tab/>At front = rank 1. At front after rank 1 removed = rank 2. Etc. Lower = more fit</text:p>
      <text:p text:style-name="P2"><text:span text:style-name="T28"><text:tab/></text:span><text:span text:style-name="T34">Algorithms:</text:span></text:p>
      <text:p text:style-name="P2"><text:span text:style-name="T34"><text:tab/></text:span><text:span text:style-name="T28">(</text:span><text:span text:style-name="T24">Pareto strength</text:span><text:span text:style-name="T28">: Number of individuals that are dominated by x. </text:span></text:p>
      <text:p text:style-name="P2"><text:span text:style-name="T28"><text:tab/></text:span><text:span text:style-name="T24">Pareto weakness</text:span><text:span text:style-name="T28">: Number of individuals that dominate x. </text:span></text:p>
      <text:p text:style-name="P2"><text:span text:style-name="T28"><text:tab/></text:span><text:span text:style-name="T24">Pareto wimpiness</text:span><text:span text:style-name="T28">: Sum of strength of individuals who dominate x).</text:span></text:p>
      <text:p text:style-name="P2"><text:span text:style-name="T28"><text:tab/></text:span><text:span text:style-name="T24">NGSA-II</text:span><text:span text:style-name="T28">: Archives rank-1 individuals (does it archive a diverse set of them?)</text:span></text:p>
      <text:p text:style-name="P10"><text:tab/><text:tab/> <text:s text:c="4"/>Uses farthest-single-objective distance to others to score diversity and break ties.</text:p>
      <text:p text:style-name="P2"><text:span text:style-name="T28"><text:tab/></text:span><text:span text:style-name="T24">SPEA2</text:span><text:span text:style-name="T28">: Uses wimpiness and archives a diverse set of rank-1 individuals and other good ones.</text:span></text:p>
      <text:p text:style-name="P10"><text:tab/><text:tab/> <text:s/>Uses euclidean distance to others to score diversity. </text:p>
      <text:p text:style-name="P10"/>
      <text:p text:style-name="P2"/>
      <text:p text:style-name="P3"/>
      <text:p text:style-name="P3"><text:span text:style-name="T35">Evolutionary algorithms, genome types and what to do about it</text:span>: </text:p>
      <text:p text:style-name="P3">Mixed genomes:</text:p>
      <text:p text:style-name="P2"><text:tab/>Keep things separate! (i.e. brain vs body-plan).</text:p>
      <text:p text:style-name="Standard"><text:span text:style-name="T14"><text:tab/>Fight against </text:span><text:span text:style-name="T15">bloat</text:span><text:span text:style-name="T14"> whenever the genome length is variable, with less fitness, editing, or limits. </text:span></text:p>
      <text:p text:style-name="P2"/>
      <text:p text:style-name="P3">Graphs:</text:p>
      <text:p text:style-name="P2"><text:tab/>Graphs only get interesting when the structure isn't fixed (or when it's sparse).</text:p>
      <text:p text:style-name="P2"><text:tab/>Indirect encoding that generates individuals.</text:p>
      <text:p text:style-name="P2"><text:tab/></text:p>
      <text:p text:style-name="P2"><text:tab/>Single-node and single-edge mutation is the easiest to implement.</text:p>
      <text:p text:style-name="P2"><text:tab/><text:span text:style-name="T33">Expression:</text:span></text:p>
      <text:p text:style-name="P2"><text:span text:style-name="T33"><text:tab/><text:tab/></text:span>Naive method: List of weights (a sparse representation of the connectivity matrix).</text:p>
      <text:p text:style-name="P2"><text:tab/><text:tab/>Use trees (they are simpler):</text:p>
      <text:p text:style-name="P2"><text:tab/><text:tab/><text:tab/><text:span text:style-name="T24">Edge encoding</text:span>:Graph=tree but node fns double or reverse parent-child edges,etc</text:p>
      <text:p text:style-name="P2"><text:tab/><text:tab/><text:tab/><text:span text:style-name="T24">Cellular encoding</text:span>: Same idea but more complex and can generate any graph.</text:p>
      <text:p text:style-name="Standard"><text:tab/><text:span text:style-name="T33">Recombination</text:span>: [<text:span text:style-name="T16">unusually difficult</text:span>]</text:p>
      <text:p text:style-name="P2"><text:tab/><text:tab/>Sub-sets or subgraphs.</text:p>
      <text:p text:style-name="P2"><text:tab/><text:tab/>Birthday-sensitive, storing the birthday of each edge and matching similar birthdays</text:p>
      <text:p text:style-name="P2"><text:tab/><text:tab/>Look for “similarly-behaving” subse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rees:<text:span text:style-name="T29"> </text:span><text:span text:style-name="T2">(defn distance [] (Math/sqrt (+ (*x x) (* y y))) ; Euclidean</text:span></text:p>
      <text:p text:style-name="Standard"><text:span text:style-name="T14"><text:tab/>Trees are natural representations of code in programming languages [</text:span><text:span text:style-name="T15">lisp</text:span><text:span text:style-name="T14">/</text:span><text:span text:style-name="T16">clojure</text:span><text:span text:style-name="T14"> is good here].</text:span></text:p>
      <text:p text:style-name="Standard"><text:span text:style-name="T14"><text:tab/></text:span><text:span text:style-name="T15">Type systems</text:span><text:span text:style-name="T14"> can rule out invalid combinations.</text:span></text:p>
      <text:p text:style-name="Standard"><text:span text:style-name="T14"><text:tab/></text:span><text:span text:style-name="T18">Initializing</text:span><text:span text:style-name="T14">: <text:tab/></text:span></text:p>
      <text:p text:style-name="Standard"><text:span text:style-name="T14"><text:tab/><text:tab/>Grow randomly </text:span><text:span text:style-name="T22">n</text:span><text:span text:style-name="T14"> levels (caution: exponential tree size in n).</text:span></text:p>
      <text:p text:style-name="P2"><text:tab/><text:tab/><text:tab/>Grow full trees?</text:p>
      <text:p text:style-name="P2"><text:tab/><text:tab/><text:tab/>Random depth?</text:p>
      <text:p text:style-name="P2"><text:tab/><text:tab/>Fixed number of nodes/non-leaf nodes.</text:p>
      <text:p text:style-name="P2"><text:tab/><text:tab/>Soft limit in size.</text:p>
      <text:p text:style-name="P2"><text:tab/><text:span text:style-name="T33">Expression</text:span>:</text:p>
      <text:p text:style-name="P2"><text:tab/><text:tab/><text:span text:style-name="T24">Forests</text:span>: <text:span text:style-name="T1">each</text:span> individual has multiple trees.</text:p>
      <text:p text:style-name="P2"><text:tab/><text:tab/>Function calls, where the function is a separate tree.</text:p>
      <text:p text:style-name="P2"><text:tab/><text:tab/><text:tab/>Can call children once or many times. </text:p>
      <text:p text:style-name="Standard"><text:span text:style-name="T14"><text:tab/></text:span><text:span text:style-name="T18">Recombination</text:span><text:span text:style-name="T14">: [</text:span><text:span text:style-name="T16">still quite difficult</text:span><text:span text:style-name="T14">]</text:span></text:p>
      <text:p text:style-name="P2"><text:tab/><text:tab/>Random sub-trees.</text:p>
      <text:p text:style-name="P2"><text:tab/><text:tab/>Nodes with tend to swap with nodes at the same level and same function (i.e. “sin”).</text:p>
      <text:p text:style-name="Standard"><text:span text:style-name="T14"><text:tab/></text:span><text:span text:style-name="T18">Mutation</text:span><text:span text:style-name="T14">:</text:span></text:p>
      <text:p text:style-name="Standard"><text:span text:style-name="T14"><text:tab/><text:tab/>None, recombo already too random![</text:span><text:span text:style-name="T16">we can look 4 common functionality to reduce this</text:span><text:span text:style-name="T14">]</text:span></text:p>
      <text:p text:style-name="P2"><text:tab/><text:tab/>Re-generate sub-trees.</text:p>
      <text:p text:style-name="P2"><text:tab/><text:tab/>Swap sub-trees.</text:p>
      <text:p text:style-name="P2"><text:tab/><text:tab/>Change a node type “sin” =&gt; “cos”.</text:p>
      <text:p text:style-name="P2"><text:tab/><text:tab/>Change constants.</text:p>
      <text:p text:style-name="P2"/>
      <text:p text:style-name="P3">Lists: <text:span text:style-name="T2">AAAGGGCCTAACATCA</text:span></text:p>
      <text:p text:style-name="Standard"><text:span text:style-name="T14"><text:tab/>Lists can be used as programming languages, </text:span><text:span text:style-name="T23">but are more sensitive to changes</text:span><text:span text:style-name="T14">:</text:span></text:p>
      <text:p text:style-name="Standard"><text:span text:style-name="T14"><text:tab/><text:tab/></text:span><text:span text:style-name="T15">Stack-languages</text:span><text:span text:style-name="T14"> (1 + 2*3) =&gt; (push 2 push 3 * push 1 +)</text:span></text:p>
      <text:p text:style-name="Standard"><text:span text:style-name="T14"><text:tab/><text:tab/></text:span><text:span text:style-name="T15">Grammar</text:span><text:span text:style-name="T14">: A table of “grow rules” given the nodes current value and the gene.</text:span></text:p>
      <text:p text:style-name="P2"><text:tab/><text:tab/><text:tab/>Read through the list as we “walk” through the growing tree and apply changes.</text:p>
      <text:p text:style-name="Standard"><text:span text:style-name="T14"><text:tab/><text:tab/></text:span><text:span text:style-name="T15">Cartesian</text:span><text:span text:style-name="T14">: Genes store (from-func-to) tuples. Later genes can use earlier genes' nodes.</text:span></text:p>
      <text:p text:style-name="Standard"><text:span text:style-name="T14"><text:tab/></text:span><text:span text:style-name="T18">Initialization:</text:span></text:p>
      <text:p text:style-name="P2"><text:tab/><text:tab/>Fixed length vs variable length, fat-tailed geometric distribution.</text:p>
      <text:p text:style-name="P2"><text:tab/><text:tab/>Random elements vs type-system-constrained elements.</text:p>
      <text:p text:style-name="Standard"><text:span text:style-name="T14"><text:tab/></text:span><text:span text:style-name="T18">Expression</text:span><text:span text:style-name="T14">:</text:span></text:p>
      <text:p text:style-name="P2"><text:tab/><text:tab/>Grey-code for #'s in binary form is better than naive.</text:p>
      <text:p text:style-name="Standard"><text:span text:style-name="T14"><text:tab/></text:span><text:span text:style-name="T18">Mutation:</text:span></text:p>
      <text:p text:style-name="P2"><text:tab/><text:tab/>Randomly change individual elements.</text:p>
      <text:p text:style-name="P2"><text:tab/><text:tab/>Randomly change the length a little bit.</text:p>
      <text:p text:style-name="Standard"><text:span text:style-name="T14"><text:tab/></text:span><text:span text:style-name="T18">Recombination</text:span><text:span text:style-name="T14">:</text:span></text:p>
      <text:p text:style-name="P2"><text:tab/><text:tab/>Standard vector cross-over rules (one point/two point/pointwise).</text:p>
      <text:p text:style-name="Standard"><text:tab/>[<text:span text:style-name="T16">Lists don't seem as natural, our genome is a list out of necessity, we may be able to do better</text:span>]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5"><text:soft-page-break/><text:span text:style-name="T21">Rulesets and Policy optimization</text:span><text:span text:style-name="T20">:</text:span><text:span text:style-name="T22"> If mood&gt;10 and friday Then party.</text:span></text:p>
      <text:p text:style-name="Standard"><text:span text:style-name="T14"><text:tab/></text:span><text:span text:style-name="T15">State-action: </text:span><text:span text:style-name="T14">Several if x do y statements.</text:span></text:p>
      <text:p text:style-name="Standard"><text:span text:style-name="T14"><text:tab/></text:span><text:span text:style-name="T15">Policy</text:span><text:span text:style-name="T17">: A collection of rules for state-action systems. One rule per state in it's simplest form.</text:span></text:p>
      <text:p text:style-name="Standard"><text:span text:style-name="T17"><text:tab/></text:span><text:span text:style-name="T15">Reinforcement learning</text:span><text:span text:style-name="T17">: Robots scurry around and try to maximize rewards.</text:span></text:p>
      <text:p text:style-name="Standard"><text:span text:style-name="T14"><text:tab/></text:span><text:span text:style-name="T15">Production</text:span><text:span text:style-name="T14">: Rules trigger different “operating modes” intermediate between input and output.</text:span></text:p>
      <text:p text:style-name="Standard"><text:span text:style-name="T14"><text:tab/></text:span><text:span text:style-name="T18">Initialization:</text:span></text:p>
      <text:p text:style-name="P2"><text:tab/><text:tab/>Fixed length vs geometric distribution of random symbols.</text:p>
      <text:p text:style-name="P2"><text:tab/><text:tab/>Pruning out useless rules like (a ^ !a =&gt; b).</text:p>
      <text:p text:style-name="P2"><text:tab/><text:span text:style-name="T33">Expression</text:span>:</text:p>
      <text:p text:style-name="P2"><text:tab/><text:tab/><text:span text:style-name="T24">L-systems</text:span>: Rules that recursively expand, makes pretty pictures.</text:p>
      <text:p text:style-name="P2"><text:tab/><text:tab/>Have to deal with over or under-determined rules.</text:p>
      <text:p text:style-name="Standard"><text:span text:style-name="T14"><text:tab/></text:span><text:span text:style-name="T18">Fitness: </text:span><text:span text:style-name="T14">Only need to look at the rules that were used in the decision.</text:span></text:p>
      <text:p text:style-name="Standard"><text:span text:style-name="T14"><text:tab/></text:span><text:span text:style-name="T18">Mutation: </text:span><text:span text:style-name="T14">Change the length or each rule's symbols.</text:span></text:p>
      <text:p text:style-name="Standard"><text:span text:style-name="T14"><text:tab/></text:span><text:span text:style-name="T18">Cross-over:</text:span></text:p>
      <text:p text:style-name="P2"><text:tab/><text:tab/>Similar swap rules where the rulesets are lists, again tends to be super random.</text:p>
      <text:p text:style-name="P2"><text:tab/><text:span text:style-name="T33">Algorithms</text:span>:</text:p>
      <text:p text:style-name="P2"><text:tab/><text:span text:style-name="T24">Transition model</text:span><text:span text:style-name="T28">: State + action =&gt; probability of other states.</text:span></text:p>
      <text:p text:style-name="P3"><text:span text:style-name="T30"><text:tab/></text:span><text:span text:style-name="T31">Q-learning</text:span><text:span text:style-name="T30">: Assume the state-transition model is markovian.</text:span></text:p>
      <text:p text:style-name="P10"><text:tab/><text:tab/>From a strategy we can solve where we will be and thus the Q-table of what is best when</text:p>
      <text:p text:style-name="P10"><text:tab/><text:tab/><text:tab/>Future utility is discounted “time value of money”.</text:p>
      <text:p text:style-name="P10"><text:tab/><text:tab/>From a Q-table we can figure the best thing to do at a given step, and build the strategy.</text:p>
      <text:p text:style-name="P10"><text:tab/><text:tab/>Tuning how fast the Q-table is learned, how elitist we are in favoring the top action.</text:p>
      <text:p text:style-name="P10"><text:tab/><text:tab/>For large spaces:</text:p>
      <text:p text:style-name="P10"><text:tab/><text:tab/><text:tab/>Simplify the space.</text:p>
      <text:p text:style-name="P10"><text:tab/><text:tab/><text:tab/>Compress the rules (i.e. with an nn)</text:p>
      <text:p text:style-name="P10"><text:tab/><text:tab/><text:tab/>Compress the environment (sparse policies).</text:p>
      <text:p text:style-name="P10"><text:tab/><text:tab/><text:tab/>Hierarchical rulesets with arbitration.</text:p>
      <text:p text:style-name="P10"><text:tab/><text:tab/><text:tab/>Make rules fuzzier (and less likely to win arbitration battles near the edges).</text:p>
      <text:p text:style-name="P10"><text:tab/><text:tab/><text:tab/>Ways to divide euclidean space up (boxes, spears, planes, voroni).</text:p>
      <text:p text:style-name="P2"><text:span text:style-name="T28"><text:tab/><text:tab/><text:tab/>Trait flags to divide up feature-categorical or boolean spaces.</text:span><text:tab/><text:tab/></text:p>
      <text:p text:style-name="P3"><text:span text:style-name="T30"><text:tab/></text:span><text:span text:style-name="T31">Pitt approach, the SAMUEL sub-approach</text:span><text:span text:style-name="T30">:</text:span></text:p>
      <text:p text:style-name="P3"><text:span text:style-name="T30"><text:tab/><text:tab/>Test individuals (rule-sets) </text:span><text:span text:style-name="T3">n</text:span><text:span text:style-name="T30"> times, update rule utilities.</text:span></text:p>
      <text:p text:style-name="P10"><text:tab/><text:tab/><text:tab/>Rule-utilities are calculated by looking at any rules that led up to a reward.</text:p>
      <text:p text:style-name="P10"><text:tab/><text:tab/><text:tab/><text:tab/>We store “activity” of rules when they fire, active rules share rewards.</text:p>
      <text:p text:style-name="P10"><text:tab/><text:tab/><text:tab/>Also store the variances, we want consistently good rules.</text:p>
      <text:p text:style-name="P10"><text:tab/><text:tab/>Mutate the individuals given the updated utilities.</text:p>
      <text:p text:style-name="P10"><text:tab/><text:tab/><text:tab/>Old, useless rules may get deleted.</text:p>
      <text:p text:style-name="P10"><text:tab/><text:tab/><text:tab/>Rules that are weak and large can be specialized (firing more rarely).</text:p>
      <text:p text:style-name="P10"><text:tab/><text:tab/><text:tab/>Rules that are strong and small can be generalized.</text:p>
      <text:p text:style-name="P10"><text:tab/><text:tab/><text:tab/>Rules that partially match consistently may be altered to better match.<text:tab/></text:p>
      <text:p text:style-name="P10"><text:tab/><text:tab/><text:tab/>Similar strong rules can merge.</text:p>
      <text:p text:style-name="P3"><text:span text:style-name="T30"><text:tab/><text:tab/>Test individuals again</text:span><text:span text:style-name="T3"> m</text:span><text:span text:style-name="T30"> times to update to recalculate individual fitness.</text:span></text:p>
      <text:p text:style-name="P10"><text:tab/><text:tab/>Evo algorithm, we may try to preserve clusters of useful rules when crossing over.</text:p>
      <text:p text:style-name="P3"><text:span text:style-name="T30"><text:tab/></text:span><text:span text:style-name="T31">Zeroth level Classifier System</text:span><text:span text:style-name="T30">:</text:span></text:p>
      <text:p text:style-name="P10"><text:tab/><text:tab/>Strict matching criteria, creating random rules if none are to be found.</text:p>
      <text:p text:style-name="P10"><text:tab/><text:tab/>Rules are scored on how well they cooperate with other rules.</text:p>
      <text:p text:style-name="P10"><text:tab/><text:tab/>A lot of time is spent evaluating the fitness function of each rule over many test-cases.</text:p>
      <text:p text:style-name="P3"><text:span text:style-name="T30"><text:tab/><text:tab/></text:span><text:span text:style-name="T31">XCS</text:span><text:span text:style-name="T30">: Stores utility, utility error (difference across steps), historical fitness.</text:span></text:p>
      <text:p text:style-name="P3"><text:span text:style-name="T30"><text:tab/> <text:s text:c="2"/><text:tab/>[</text:span><text:span text:style-name="T32">cross over is highly destructive, can maybe improve</text:span><text:span text:style-name="T30">]</text:span></text:p>
      <text:p text:style-name="P3"><text:soft-page-break/><text:span text:style-name="T28">Combinatorial: </text:span><text:span text:style-name="T3">which ones?</text:span></text:p>
      <text:p text:style-name="P3"><text:span text:style-name="T30"><text:tab/>Usually</text:span><text:span text:style-name="T28"> </text:span><text:span text:style-name="T30">restricted to choosing a subset out of a fixed set of components.</text:span></text:p>
      <text:p text:style-name="P3"><text:span text:style-name="T3"><text:tab/></text:span><text:span text:style-name="T30">Maximizing a function often subject to </text:span><text:span text:style-name="T31">hard constraints</text:span><text:span text:style-name="T30">.</text:span></text:p>
      <text:p text:style-name="P3"><text:span text:style-name="T30"><text:tab/></text:span><text:span text:style-name="T28">LESS</text:span><text:span text:style-name="T30"> </text:span><text:span text:style-name="T28">Expression</text:span><text:span text:style-name="T30">: the genes are simpler and it is harder when we have a non-trivial expression.</text:span></text:p>
      <text:p text:style-name="P3"><text:span text:style-name="T30"><text:tab/></text:span><text:span text:style-name="T28">Fitness: </text:span></text:p>
      <text:p text:style-name="P10"><text:tab/><text:tab/>Can penalize or insta-kill violations of constraints.</text:p>
      <text:p text:style-name="P3"><text:span text:style-name="T30"><text:tab/><text:tab/>Individual </text:span><text:span text:style-name="T3">genes</text:span><text:span text:style-name="T30"> (components) rather than or in addition to individuals.</text:span></text:p>
      <text:p text:style-name="P3"><text:span text:style-name="T30"><text:tab/></text:span><text:span text:style-name="T28">Mutation:</text:span></text:p>
      <text:p text:style-name="Standard"><text:span text:style-name="T30"><text:tab/><text:tab/>[</text:span><text:span text:style-name="T16">Can be hard to generate tweaks that don't violate the constraints</text:span><text:span text:style-name="T30">]<text:tab/></text:span></text:p>
      <text:p text:style-name="P2"><text:span text:style-name="T28"><text:tab/></text:span><text:span text:style-name="T34">Algorithms:</text:span></text:p>
      <text:p text:style-name="P2"><text:span text:style-name="T28"><text:tab/></text:span><text:span text:style-name="T24">GRASP</text:span><text:span text:style-name="T28">: Keep picking randomly among the greedy-best few % or so components.</text:span></text:p>
      <text:p text:style-name="P10"><text:tab/><text:tab/>Hill-climb the final individual.</text:p>
      <text:p text:style-name="P10"><text:tab/><text:tab/>Repeat.</text:p>
      <text:p text:style-name="P2"><text:span text:style-name="T28"><text:tab/></text:span><text:span text:style-name="T24">Ant Colony Optimization</text:span><text:span text:style-name="T28">: </text:span><text:span text:style-name="T5">Fitness for each gene not each individual.</text:span></text:p>
      <text:p text:style-name="P2"><text:span text:style-name="T28"><text:tab/><text:tab/>Each individual is an </text:span><text:span text:style-name="T24">ant trail</text:span><text:span text:style-name="T28"> that adds </text:span><text:span text:style-name="T24">pheremones</text:span><text:span text:style-name="T28"> to each component it hits.</text:span></text:p>
      <text:p text:style-name="P10"><text:tab/><text:tab/>Pheromones are stronger if the trail's fitness is better, and dissipates over time.</text:p>
      <text:p text:style-name="P10"><text:tab/><text:tab/>Trails are more likely to swap components to trails with more pheromone.</text:p>
      <text:p text:style-name="P10"><text:tab/><text:tab/>Optional hill-climb each step.</text:p>
      <text:p text:style-name="P2"><text:span text:style-name="T28"><text:tab/></text:span><text:span text:style-name="T24">Ant Colony System</text:span><text:span text:style-name="T28">: </text:span><text:span text:style-name="T5">More exploitave.</text:span></text:p>
      <text:p text:style-name="P10"><text:tab/><text:tab/>Only the best trail deposits pheromones.</text:p>
      <text:p text:style-name="P10"><text:tab/><text:tab/>A low-pass filter pheromone update rule.</text:p>
      <text:p text:style-name="P10"><text:tab/><text:tab/>An additional chance to auto-select the best one.</text:p>
      <text:p text:style-name="P2"><text:span text:style-name="T28"><text:tab/></text:span><text:span text:style-name="T24">Higher-order-pheromones</text:span><text:span text:style-name="T28">: Keep track of how well pairs, triplets, etc of genes interact.</text:span></text:p>
      <text:p text:style-name="P2"><text:span text:style-name="T28"><text:tab/><text:tab/>[</text:span><text:span text:style-name="T38">Higher-order descriptions that don't explode exponentially but work well in practice?</text:span><text:span text:style-name="T28">]</text:span></text:p>
      <text:p text:style-name="P10"><text:tab/>Similar to:</text:p>
      <text:p text:style-name="P10"><text:tab/><text:tab/>One population pseudo-cooperative coevolution.</text:p>
      <text:p text:style-name="P10"><text:tab/><text:tab/>Keeping track of a probability distribution for what is best.</text:p>
      <text:p text:style-name="P2"><text:span text:style-name="T28"><text:tab/></text:span><text:span text:style-name="T24">Guided local search</text:span><text:span text:style-name="T28">:</text:span></text:p>
      <text:p text:style-name="P10"><text:tab/><text:tab/>Anti-Pheromones are added on bad or overly popular solutions.</text:p>
      <text:p text:style-name="P10"><text:tab/><text:tab/>Hill-climb with this added popular-repulsion effect, like tabu search.</text:p>
      <text:p text:style-name="P2"><text:span text:style-name="T28"><text:tab/><text:tab/><text:tab/>Deposit pheromones </text:span><text:span text:style-name="T5">after</text:span><text:span text:style-name="T28"> each hill-climb, so they represent local optima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28">Model fitting: </text:span><text:span text:style-name="T3">the Blob is on the move.</text:span></text:p>
      <text:p text:style-name="P10"><text:tab/>We are evolve a function that can generate individuals. An example is to have a model that is </text:p>
      <text:p text:style-name="P10"><text:tab/><text:tab/>mixture of 7 gaussians. The mu's and sigma's are evolving over time, hopefully to </text:p>
      <text:p text:style-name="P10"><text:tab/><text:tab/>tighten around the set of optima. We can generate individuals and asses fitness, etc.</text:p>
      <text:p text:style-name="P3"><text:span text:style-name="T30"><text:tab/></text:span><text:span text:style-name="T28">Expression</text:span><text:span text:style-name="T30">:</text:span></text:p>
      <text:p text:style-name="P10"><text:tab/><text:tab/>Distributions:</text:p>
      <text:p text:style-name="P10"><text:tab/><text:tab/><text:tab/>Clustering.</text:p>
      <text:p text:style-name="P10"><text:s/><text:tab/><text:tab/><text:tab/>Histograms (explodes in high dimension unless marginals).</text:p>
      <text:p text:style-name="P10"><text:tab/><text:tab/><text:tab/>Gaussian mixtures, full covariance or marginals</text:p>
      <text:p text:style-name="Standard"><text:span text:style-name="T30"><text:tab/><text:tab/><text:tab/>Bayes networks that try to are sparse-higher-order [</text:span><text:span text:style-name="T16">active area of research</text:span><text:span text:style-name="T30">].</text:span></text:p>
      <text:p text:style-name="P13"><text:tab/><text:tab/>They didn't talk too much about other things...</text:p>
      <text:p text:style-name="P13"><text:tab/><text:tab/>Generating sims for discriminative models:</text:p>
      <text:p text:style-name="P13"><text:tab/><text:tab/><text:tab/>Rejection sampling (naive).</text:p>
      <text:p text:style-name="P13"><text:tab/><text:tab/><text:tab/>Region sampling to restrict the random search somehow.</text:p>
      <text:p text:style-name="Standard"><text:span text:style-name="T30"><text:tab/></text:span><text:span text:style-name="T19">Mutation:</text:span></text:p>
      <text:p text:style-name="P10"><text:tab/><text:tab/>The model itself is a single individual that changes usually.</text:p>
      <text:p text:style-name="P3"><text:span text:style-name="T30"><text:tab/></text:span><text:span text:style-name="T28">Algorithms</text:span><text:span text:style-name="T30">:</text:span></text:p>
      <text:p text:style-name="P3"><text:span text:style-name="T30"><text:tab/></text:span><text:span text:style-name="T31">Learnable Evolution Model</text:span><text:span text:style-name="T30">:</text:span></text:p>
      <text:p text:style-name="P10"><text:tab/><text:tab/>Cluster your sims into “fit” and “unfit” groups. Discard the unfit group.</text:p>
      <text:p text:style-name="P10"><text:tab/><text:tab/><text:tab/>Kmeans, SVM, decision trees, etc can be used to binary classify.</text:p>
      <text:p text:style-name="P10"><text:tab/><text:tab/>Add new sims in the fit region or a subregion. This is antidiversity, but we want a model</text:p>
      <text:p text:style-name="Standard"><text:span text:style-name="T17"><text:tab/></text:span><text:span text:style-name="T15">Generative models:</text:span> </text:p>
      <text:p text:style-name="Standard"><text:tab/><text:tab/>Easy to generate sims.</text:p>
      <text:p text:style-name="P3"><text:span text:style-name="T30"><text:tab/></text:span><text:span text:style-name="T31">Discriminative models</text:span><text:span text:style-name="T30">: </text:span><text:span text:style-name="T3">how to generate sims</text:span><text:span text:style-name="T30">.</text:span></text:p>
      <text:p text:style-name="P10"><text:tab/><text:tab/>Rejection sampling is the dumb random until you get lucky one.</text:p>
      <text:p text:style-name="P10"><text:tab/><text:tab/>Region sampling to only go in the fitter regions.</text:p>
      <text:p text:style-name="P2"><text:span text:style-name="T28"><text:tab/></text:span><text:span text:style-name="T24">PBIL/UMDS</text:span><text:span text:style-name="T28">:</text:span><text:span text:style-name="T5">Population-based Incremental Learning/ Univarite Marginal Distribution Alg</text:span></text:p>
      <text:p text:style-name="P10"><text:tab/><text:tab/>Marginals stored (histogram, Gaussian mixes, etc). Fitter sims increase prob density.</text:p>
      <text:p text:style-name="P10"><text:tab/><text:tab/>Compact genetic algorithm: Shift genes to the fitter genotype, looking over all sim pairs.</text:p>
      <text:p text:style-name="P10"><text:tab/><text:tab/><text:tab/>Only for binary genes.</text:p>
      <text:p text:style-name="P2"><text:span text:style-name="T28"><text:tab/></text:span><text:span text:style-name="T24">Bayes Network</text:span><text:span text:style-name="T28">:</text:span></text:p>
      <text:p text:style-name="P10"><text:tab/><text:tab/>Only store a few higher-order correlations, the “important” ones.</text:p>
      <text:p text:style-name="P2"><text:span text:style-name="T28"><text:tab/><text:tab/></text:span><text:span text:style-name="T24">hBOA</text:span><text:span text:style-name="T28"> is an “advanced” method that tries to detect interaction effects.</text:span></text:p>
      <text:p text:style-name="P2"><text:span text:style-name="T28"><text:tab/></text:span><text:span text:style-name="T24">CMA-ES</text:span><text:span text:style-name="T28">: covariance matrix Adaptation Evolution Strategy: </text:span></text:p>
      <text:p text:style-name="P10"><text:tab/><text:tab/>Assume gaussain multivarite. Generate individuals form distriubution, mutate them.</text:p>
      <text:p text:style-name="P10"><text:tab/><text:tab/>Weight depends on fitness. Update distribution.</text:p>
      <text:p text:style-name="P10"><text:tab/><text:tab/>Tricks:</text:p>
      <text:p text:style-name="P2"><text:span text:style-name="T28"><text:tab/><text:tab/><text:tab/>Revise distributions based on the </text:span><text:span text:style-name="T5">old</text:span><text:span text:style-name="T28"> mean to keep them from shrinking.</text:span></text:p>
      <text:p text:style-name="P10"><text:tab/><text:tab/><text:tab/><text:tab/>And it will keep the distribution streched in the increasing direction.</text:p>
      <text:p text:style-name="P10"><text:tab/><text:tab/><text:tab/>Update it gradually.</text:p>
      <text:p text:style-name="P10"><text:tab/><text:tab/><text:tab/>Inertia: keep track of the path of the historical means and stretch in that dir</text:p>
      <text:p text:style-name="P10"><text:tab/><text:tab/><text:tab/>The mutation rate is adjusted in proportion to the evolution path velocity.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span text:style-name="T37">Sandbox problems</text:span><text:span text:style-name="T28">: </text:span></text:p>
      <text:p text:style-name="P11"/>
      <text:p text:style-name="P11">Mathmatical functions:<text:tab/></text:p>
      <text:p text:style-name="P10"><text:tab/>Sum: Fitness = # of 1's in genome or sum of genome for real numbers. Hellow world!</text:p>
      <text:p text:style-name="P10"><text:tab/>Leading ones: Fitness = # of ones before first zero. Non-linear but still trivial.</text:p>
      <text:p text:style-name="P10"><text:tab/>Linear: Fitness = M*v for some M.</text:p>
      <text:p text:style-name="P10"><text:tab/>Step: Fitness = floor(M*v), so we have to jump more b4 we see anything.</text:p>
      <text:p text:style-name="P3"><text:span text:style-name="T30"><text:tab/>Leading ones: Fitness = break into pieces </text:span><text:span text:style-name="T3">k</text:span><text:span text:style-name="T30"> long, f = # of pure 1's. We can tune spikiness.</text:span></text:p>
      <text:p text:style-name="P10"><text:tab/>Trap problems: Simple types of local optima.</text:p>
      <text:p text:style-name="P10"><text:tab/>Sphere: Fitness = how close to origin (or how far away with some bounded fns).</text:p>
      <text:p text:style-name="P10"><text:tab/>Rosenbrok: Banana fn.</text:p>
      <text:p text:style-name="P3"><text:span text:style-name="T30"><text:tab/>Rastrigin: sin(x)+sin(y) - </text:span><text:span text:style-name="T3">k</text:span><text:span text:style-name="T30">(x^2-y^2) Huge number of local egg-carton optima.</text:span></text:p>
      <text:p text:style-name="P10"><text:tab/><text:tab/>Schwefel: Has smaller bumps near zero easier to jump to.</text:p>
      <text:p text:style-name="P10"><text:tab/><text:tab/>Grewank: Super high number of local minima.</text:p>
      <text:p text:style-name="P10"><text:tab/>Note: rotation helps make the coordinates more dependent. Translation makes zero not special.</text:p>
      <text:p text:style-name="P13"><text:tab/>Multi-objective:</text:p>
      <text:p text:style-name="P13"><text:tab/><text:tab/>ZDT series:</text:p>
      <text:p text:style-name="P13"><text:tab/><text:tab/><text:tab/>Two objective functions that interact to get a Pareto front.</text:p>
      <text:p text:style-name="P13"><text:tab/><text:tab/><text:tab/>1: concave front shape. </text:p>
      <text:p text:style-name="P13"><text:tab/><text:tab/><text:tab/>2: convex front shape.</text:p>
      <text:p text:style-name="P13"><text:tab/><text:tab/><text:tab/>3: Discontinuous front.</text:p>
      <text:p text:style-name="P13"><text:tab/><text:tab/><text:tab/>4: Local maxima with suboptimal fronts.</text:p>
      <text:p text:style-name="P13"><text:tab/>Polynomials to try to fit symbolically, etc.</text:p>
      <text:p text:style-name="P13"><text:tab/>Boolean multiplexer: Look-up binary numbers from a table.</text:p>
      <text:p text:style-name="P13"><text:tab/>Even-N-Parity: Even or odd number of true variables.</text:p>
      <text:p text:style-name="Standard"><text:span text:style-name="T30"><text:tab/>[</text:span><text:span text:style-name="T16">Math fns are unrealistic (even by in-silico standards), only for debugging!</text:span><text:span text:style-name="T30">]</text:span></text:p>
      <text:p text:style-name="P13"><text:tab/></text:p>
      <text:p text:style-name="Standard"><text:span text:style-name="T34">Cellular-atomata</text:span><text:span text:style-name="T30">:</text:span></text:p>
      <text:p text:style-name="P13"><text:tab/>Ant problem where it tries to eat food on a grid efficiently. ~40x40 typical.</text:p>
      <text:p text:style-name="P13"><text:tab/>Lawn mower: Blind toroidal mowing as efficiently as possible. 8X8 typical.</text:p>
      <text:p text:style-name="Standard"><text:span text:style-name="T30"><text:tab/>[</text:span><text:span text:style-name="T16">these are both way simpler than what we are targeting</text:span><text:span text:style-name="T30">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urier" style:family="paragraph" style:parent-style-name="Standard">
      <style:text-properties fo:color="#000000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6-01-04T21:38:46</meta:creation-date>
    <dc:date>2016-01-14T10:41:56</dc:date>
    <dc:creator>Kevin Kevin</dc:creator>
    <meta:editing-duration>P1DT18H17M11S</meta:editing-duration>
    <meta:editing-cycles>36</meta:editing-cycles>
    <meta:generator>OpenOffice/4.1.1$Unix OpenOffice.org_project/411m6$Build-9775</meta:generator>
    <meta:document-statistic meta:table-count="0" meta:image-count="0" meta:object-count="0" meta:page-count="8" meta:paragraph-count="322" meta:word-count="2529" meta:character-count="17307"/>
  </office:meta>
</office:document-meta>
</file>